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for on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dirt cost</text:p>
          </table:table-cell>
          <table:table-cell office:value-type="string" calcext:value-type="string">
            <text:p>seed cost</text:p>
          </table:table-cell>
          <table:table-cell office:value-type="string" calcext:value-type="string">
            <text:p>~time spent on</text:p>
          </table:table-cell>
          <table:table-cell table:number-columns-repeated="8"/>
          <table:table-cell office:value-type="string" calcext:value-type="string">
            <text:p>cheap cost</text:p>
          </table:table-cell>
          <table:table-cell office:value-type="string" calcext:value-type="string">
            <text:p>full cost</text:p>
          </table:table-cell>
          <table:table-cell office:value-type="string" calcext:value-type="string">
            <text:p>net if gems now</text:p>
          </table:table-cell>
          <table:table-cell office:value-type="string" calcext:value-type="string">
            <text:p># crystals</text:p>
          </table:table-cell>
          <table:table-cell office:value-type="string" calcext:value-type="string">
            <text:p>cry:grass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mbox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E2]*[.B$2]" office:value-type="float" office:value="1" calcext:value-type="float">
            <text:p>1</text:p>
          </table:table-cell>
          <table:table-cell table:style-name="ce4"/>
          <table:table-cell table:style-name="ce4" table:formula="of:=[.E2]*[.H4]+[.E3]*[.H15]" office:value-type="float" office:value="1568" calcext:value-type="float">
            <text:p>1568</text:p>
          </table:table-cell>
          <table:table-cell table:formula="of:=[.E2]*[.I4]+[.E3]*[.I15]" office:value-type="float" office:value="1059" calcext:value-type="float">
            <text:p>1059</text:p>
          </table:table-cell>
          <table:table-cell table:formula="of:=SUM([.H2:.I2])*[.B2]" office:value-type="float" office:value="2627" calcext:value-type="float">
            <text:p>2627</text:p>
          </table:table-cell>
          <table:table-cell table:number-columns-repeated="7"/>
          <table:table-cell office:value-type="string" calcext:value-type="string">
            <text:p>gg</text:p>
          </table:table-cell>
          <table:table-cell office:value-type="string" calcext:value-type="string">
            <text:p>3 float + g</text:p>
          </table:table-cell>
          <table:table-cell office:value-type="string" calcext:value-type="string">
            <text:p>4 float</text:p>
          </table:table-cell>
          <table:table-cell table:formula="of:=4*3*3*3*3*3*3*3*3" office:value-type="float" office:value="26244" calcext:value-type="float">
            <text:p>26244</text:p>
          </table:table-cell>
          <table:table-cell office:value-type="float" office:value="0" calcext:value-type="float">
            <text:p>0</text:p>
          </table:table-cell>
          <table:table-cell table:formula="of:=[.V2]/[.U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key</text:p>
          </table:table-cell>
          <table:table-cell office:value-type="float" office:value="1" calcext:value-type="float">
            <text:p>1</text:p>
          </table:table-cell>
          <table:table-cell table:style-name="ce4" table:formula="of:=[.E3]*[.B$2]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9"/>
          <table:table-cell office:value-type="string" calcext:value-type="string">
            <text:p>float</text:p>
          </table:table-cell>
          <table:table-cell office:value-type="string" calcext:value-type="string">
            <text:p>2 cast + g</text:p>
          </table:table-cell>
          <table:table-cell office:value-type="string" calcext:value-type="string">
            <text:p>3 cast</text:p>
          </table:table-cell>
          <table:table-cell table:formula="of:=[.U2]/4*3" office:value-type="float" office:value="19683" calcext:value-type="float">
            <text:p>19683</text:p>
          </table:table-cell>
          <table:table-cell office:value-type="float" office:value="1" calcext:value-type="float">
            <text:p>1</text:p>
          </table:table-cell>
          <table:table-cell table:formula="of:=[.V3]/[.U3]" office:value-type="float" office:value="0.0000508052634252909" calcext:value-type="float">
            <text:p>5.08052634252909E-05</text:p>
          </table:table-cell>
          <table:table-cell/>
        </table:table-row>
        <table:table-row table:style-name="ro1">
          <table:table-cell table:style-name="ce1" office:value-type="string" calcext:value-type="string">
            <text:p>mbox</text:p>
          </table:table-cell>
          <table:table-cell table:formula="of:=[.F2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anel</text:p>
          </table:table-cell>
          <table:table-cell table:style-name="ce4" office:value-type="float" office:value="6" calcext:value-type="float">
            <text:p>6</text:p>
          </table:table-cell>
          <table:table-cell table:formula="of:=[.E4]*[.B$4]" office:value-type="float" office:value="6" calcext:value-type="float">
            <text:p>6</text:p>
          </table:table-cell>
          <table:table-cell/>
          <table:table-cell table:formula="of:=[.E4]*[.H24]+[.E5]*[.H8]+[.E6]*[.H11]+[.E7]*[.H13]" office:value-type="float" office:value="1472" calcext:value-type="float">
            <text:p>1472</text:p>
          </table:table-cell>
          <table:table-cell table:formula="of:=[.E4]*[.I24]+[.E5]*[.I8]+[.E6]*[.I11]+[.E7]*[.I13]" office:value-type="float" office:value="1053" calcext:value-type="float">
            <text:p>1053</text:p>
          </table:table-cell>
          <table:table-cell table:formula="of:=SUM([.H4:.I4])*[.B4]" office:value-type="float" office:value="2525" calcext:value-type="float">
            <text:p>252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2 mans + g</text:p>
          </table:table-cell>
          <table:table-cell office:value-type="string" calcext:value-type="string">
            <text:p>3 mans</text:p>
          </table:table-cell>
          <table:table-cell table:formula="of:=[.U3]/3*2" office:value-type="float" office:value="13122" calcext:value-type="float">
            <text:p>13122</text:p>
          </table:table-cell>
          <table:table-cell table:formula="of:=3*(2^[.Q4])+[.V3]" office:value-type="float" office:value="4" calcext:value-type="float">
            <text:p>4</text:p>
          </table:table-cell>
          <table:table-cell table:formula="of:=[.V4]/[.U4]" office:value-type="float" office:value="0.000304831580551745" calcext:value-type="float">
            <text:p>0.00030483158055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  <table:table-cell table:formula="of:=[.E5]*[.B$4]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mans</text:p>
          </table:table-cell>
          <table:table-cell office:value-type="string" calcext:value-type="string">
            <text:p>2 house + g</text:p>
          </table:table-cell>
          <table:table-cell office:value-type="string" calcext:value-type="string">
            <text:p>3 house</text:p>
          </table:table-cell>
          <table:table-cell table:formula="of:=[.U4]/3*2" office:value-type="float" office:value="8748" calcext:value-type="float">
            <text:p>8748</text:p>
          </table:table-cell>
          <table:table-cell table:formula="of:=3*(2^[.Q6])+[.V4]" office:value-type="float" office:value="16" calcext:value-type="float">
            <text:p>16</text:p>
          </table:table-cell>
          <table:table-cell table:formula="of:=[.V5]/[.U5]" office:value-type="float" office:value="0.00182898948331047" calcext:value-type="float">
            <text:p>0.0018289894833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rum</text:p>
          </table:table-cell>
          <table:table-cell office:value-type="float" office:value="1" calcext:value-type="float">
            <text:p>1</text:p>
          </table:table-cell>
          <table:table-cell table:formula="of:=[.E6]*[.B$4]"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2 red + g</text:p>
          </table:table-cell>
          <table:table-cell office:value-type="string" calcext:value-type="string">
            <text:p>3 red</text:p>
          </table:table-cell>
          <table:table-cell table:formula="of:=[.U5]/3*2" office:value-type="float" office:value="5832" calcext:value-type="float">
            <text:p>5832</text:p>
          </table:table-cell>
          <table:table-cell table:formula="of:=3*(2^[.Q7])+[.V5]" office:value-type="float" office:value="40" calcext:value-type="float">
            <text:p>40</text:p>
          </table:table-cell>
          <table:table-cell table:formula="of:=[.V6]/[.U6]" office:value-type="float" office:value="0.00685871056241427" calcext:value-type="float">
            <text:p>0.00685871056241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omb</text:p>
          </table:table-cell>
          <table:table-cell office:value-type="float" office:value="1" calcext:value-type="float">
            <text:p>1</text:p>
          </table:table-cell>
          <table:table-cell table:formula="of:=[.E7]*[.B$4]"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 hut + g</text:p>
          </table:table-cell>
          <table:table-cell office:value-type="string" calcext:value-type="string">
            <text:p>3 hut</text:p>
          </table:table-cell>
          <table:table-cell table:formula="of:=[.U6]/3*2" office:value-type="float" office:value="3888" calcext:value-type="float">
            <text:p>3888</text:p>
          </table:table-cell>
          <table:table-cell table:formula="of:=3*(2^[.Q8])+[.V6]" office:value-type="float" office:value="88" calcext:value-type="float">
            <text:p>88</text:p>
          </table:table-cell>
          <table:table-cell table:formula="of:=[.V7]/[.U7]" office:value-type="float" office:value="0.0226337448559671" calcext:value-type="float">
            <text:p>0.02263374485596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formula="of:=[.F5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float" office:value="4" calcext:value-type="float">
            <text:p>4</text:p>
          </table:table-cell>
          <table:table-cell table:formula="of:=[.E8]*[.B$8]" office:value-type="float" office:value="4" calcext:value-type="float">
            <text:p>4</text:p>
          </table:table-cell>
          <table:table-cell/>
          <table:table-cell table:formula="of:=[.E8]*[.H19]+[.E9]*[.H24]+[.E10]*[.H17]" office:value-type="float" office:value="416" calcext:value-type="float">
            <text:p>416</text:p>
          </table:table-cell>
          <table:table-cell table:formula="of:=[.E8]*[.I19]+[.E9]*[.I24]+[.E10]*[.I17]" office:value-type="float" office:value="324" calcext:value-type="float">
            <text:p>324</text:p>
          </table:table-cell>
          <table:table-cell table:formula="of:=SUM([.H8:.I8])*[.B8]" office:value-type="float" office:value="740" calcext:value-type="float">
            <text:p>74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2 tree + g</text:p>
          </table:table-cell>
          <table:table-cell office:value-type="string" calcext:value-type="string">
            <text:p>3 tree</text:p>
          </table:table-cell>
          <table:table-cell table:formula="of:=[.U7]/3*2" office:value-type="float" office:value="2592" calcext:value-type="float">
            <text:p>2592</text:p>
          </table:table-cell>
          <table:table-cell table:formula="of:=3*(2^[.Q8])+[.V7]" office:value-type="float" office:value="136" calcext:value-type="float">
            <text:p>136</text:p>
          </table:table-cell>
          <table:table-cell table:formula="of:=[.V8]/[.U8]" office:value-type="float" office:value="0.0524691358024691" calcext:value-type="float">
            <text:p>0.05246913580246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anel</text:p>
          </table:table-cell>
          <table:table-cell office:value-type="float" office:value="4" calcext:value-type="float">
            <text:p>4</text:p>
          </table:table-cell>
          <table:table-cell table:formula="of:=[.E9]*[.B$8]"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2 bush + g</text:p>
          </table:table-cell>
          <table:table-cell office:value-type="string" calcext:value-type="string">
            <text:p>3 bush</text:p>
          </table:table-cell>
          <table:table-cell table:formula="of:=[.U8]/3*2" office:value-type="float" office:value="1728" calcext:value-type="float">
            <text:p>1728</text:p>
          </table:table-cell>
          <table:table-cell table:formula="of:=3*(2^[.Q9])+[.V8]" office:value-type="float" office:value="232" calcext:value-type="float">
            <text:p>232</text:p>
          </table:table-cell>
          <table:table-cell table:formula="of:=[.V9]/[.U9]" office:value-type="float" office:value="0.134259259259259" calcext:value-type="float">
            <text:p>0.13425925925925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spring</text:p>
          </table:table-cell>
          <table:table-cell office:value-type="float" office:value="1" calcext:value-type="float">
            <text:p>1</text:p>
          </table:table-cell>
          <table:table-cell table:formula="of:=[.E10]*[.B$8]" office:value-type="float" office:value="1" calcext:value-type="float">
            <text:p>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2 grass + g</text:p>
          </table:table-cell>
          <table:table-cell office:value-type="string" calcext:value-type="string">
            <text:p>3 grass</text:p>
          </table:table-cell>
          <table:table-cell table:formula="of:=[.U9]/3*2" office:value-type="float" office:value="1152" calcext:value-type="float">
            <text:p>1152</text:p>
          </table:table-cell>
          <table:table-cell table:formula="of:=3*(2^[.Q10])+[.V9]" office:value-type="float" office:value="424" calcext:value-type="float">
            <text:p>424</text:p>
          </table:table-cell>
          <table:table-cell table:formula="of:=[.V10]/[.U10]" office:value-type="float" office:value="0.368055555555556" calcext:value-type="float">
            <text:p>0.368055555555556</text:p>
          </table:table-cell>
          <table:table-cell/>
        </table:table-row>
        <table:table-row table:style-name="ro1">
          <table:table-cell table:style-name="ce1" office:value-type="string" calcext:value-type="string">
            <text:p>drum</text:p>
          </table:table-cell>
          <table:table-cell table:formula="of:=[.F6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float" office:value="3" calcext:value-type="float">
            <text:p>3</text:p>
          </table:table-cell>
          <table:table-cell table:formula="of:=[.E11]*[.B11]" office:value-type="float" office:value="3" calcext:value-type="float">
            <text:p>3</text:p>
          </table:table-cell>
          <table:table-cell/>
          <table:table-cell table:formula="of:=[.E11]*[.H21]+[.E12]*[.H22]" office:value-type="float" office:value="624" calcext:value-type="float">
            <text:p>624</text:p>
          </table:table-cell>
          <table:table-cell table:formula="of:=[.E11]*[.I21]+[.E12]*[.I22]" office:value-type="float" office:value="0" calcext:value-type="float">
            <text:p>0</text:p>
          </table:table-cell>
          <table:table-cell table:formula="of:=SUM([.H11:.I11])*[.B11]" office:value-type="float" office:value="624" calcext:value-type="float">
            <text:p>62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/>
          <table:table-cell table:formula="of:=[.U10]/3*2" office:value-type="float" office:value="768" calcext:value-type="float">
            <text:p>768</text:p>
          </table:table-cell>
          <table:table-cell table:formula="of:=3*(2^[.Q11])+[.V10]" office:value-type="float" office:value="808" calcext:value-type="float">
            <text:p>808</text:p>
          </table:table-cell>
          <table:table-cell table:formula="of:=[.V11]/[.U11]" office:value-type="float" office:value="1.05208333333333" calcext:value-type="float">
            <text:p>1.0520833333333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in</text:p>
          </table:table-cell>
          <table:table-cell office:value-type="float" office:value="4" calcext:value-type="float">
            <text:p>4</text:p>
          </table:table-cell>
          <table:table-cell table:formula="of:=[.E12]*[.B11]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comb</text:p>
          </table:table-cell>
          <table:table-cell table:formula="of:=[.F7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anel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E13]*[.B13]" office:value-type="float" office:value="3" calcext:value-type="float">
            <text:p>3</text:p>
          </table:table-cell>
          <table:table-cell table:style-name="ce4"/>
          <table:table-cell table:style-name="ce4" table:formula="of:=[.E13]*[.H24]+[.E14]*[.H21]" office:value-type="float" office:value="432" calcext:value-type="float">
            <text:p>432</text:p>
          </table:table-cell>
          <table:table-cell table:formula="of:=[.E13]*[.I24]+[.E14]*[.I21]" office:value-type="float" office:value="243" calcext:value-type="float">
            <text:p>243</text:p>
          </table:table-cell>
          <table:table-cell table:formula="of:=SUM([.H13:.I13])*[.B13]" office:value-type="float" office:value="675" calcext:value-type="float">
            <text:p>67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ylinder</text:p>
          </table:table-cell>
          <table:table-cell office:value-type="float" office:value="3" calcext:value-type="float">
            <text:p>3</text:p>
          </table:table-cell>
          <table:table-cell table:style-name="ce4" table:formula="of:=[.E14]*[.B13]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2"/>
          <table:table-cell office:value-type="string" calcext:value-type="string">
            <text:p>~3600 grass per ga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formula="of:=[.F3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E15]*[.B15]" office:value-type="float" office:value="2" calcext:value-type="float">
            <text:p>2</text:p>
          </table:table-cell>
          <table:table-cell table:style-name="ce4"/>
          <table:table-cell table:style-name="ce4" table:formula="of:=[.E15]*[.H22]+[.E16]*[.H27]" office:value-type="float" office:value="96" calcext:value-type="float">
            <text:p>96</text:p>
          </table:table-cell>
          <table:table-cell table:formula="of:=[.E15]*[.I22]+[.E16]*[.I27]" office:value-type="float" office:value="6" calcext:value-type="float">
            <text:p>6</text:p>
          </table:table-cell>
          <table:table-cell table:formula="of:=SUM([.H15:.I15])*[.B15]" office:value-type="float" office:value="102" calcext:value-type="float">
            <text:p>102</text:p>
          </table:table-cell>
          <table:table-cell table:number-columns-repeated="10"/>
          <table:table-cell office:value-type="string" calcext:value-type="string">
            <text:p>~ 2 grass per mov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stick</text:p>
          </table:table-cell>
          <table:table-cell office:value-type="float" office:value="2" calcext:value-type="float">
            <text:p>2</text:p>
          </table:table-cell>
          <table:table-cell table:style-name="ce4" table:formula="of:=[.E16]*[.B15]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2"/>
          <table:table-cell office:value-type="string" calcext:value-type="string">
            <text:p>~1800 mov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ring</text:p>
          </table:table-cell>
          <table:table-cell table:formula="of:=[.F10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[.E17]*[.B17]" office:value-type="float" office:value="6" calcext:value-type="float">
            <text:p>6</text:p>
          </table:table-cell>
          <table:table-cell table:style-name="ce4"/>
          <table:table-cell table:style-name="ce4" table:formula="of:=[.E17]*[.H28]+[.E18]*[.H19]" office:value-type="float" office:value="160" calcext:value-type="float">
            <text:p>160</text:p>
          </table:table-cell>
          <table:table-cell table:formula="of:=[.E17]*[.I28]+[.E18]*[.I19]" office:value-type="float" office:value="0" calcext:value-type="float">
            <text:p>0</text:p>
          </table:table-cell>
          <table:table-cell table:formula="of:=SUM([.H17:.I17])*[.B17]"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4" office:value-type="string" calcext:value-type="string">
            <text:p>gear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E18]*[.B17]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gear</text:p>
          </table:table-cell>
          <table:table-cell table:formula="of:=[.F8]+[.F18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E19]*[.B19]" office:value-type="float" office:value="20" calcext:value-type="float">
            <text:p>20</text:p>
          </table:table-cell>
          <table:table-cell table:style-name="ce4"/>
          <table:table-cell table:style-name="ce4" table:formula="of:=[.E19]*[.H28]" office:value-type="float" office:value="64" calcext:value-type="float">
            <text:p>64</text:p>
          </table:table-cell>
          <table:table-cell table:formula="of:=[.E19]*[.I28]" office:value-type="float" office:value="0" calcext:value-type="float">
            <text:p>0</text:p>
          </table:table-cell>
          <table:table-cell table:formula="of:=SUM([.H19:.I19])*[.B19]" office:value-type="float" office:value="320" calcext:value-type="float">
            <text:p>32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cylinder</text:p>
          </table:table-cell>
          <table:table-cell table:formula="of:=[.F11]+[.F14]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E21]*[.B21]" office:value-type="float" office:value="18" calcext:value-type="float">
            <text:p>18</text:p>
          </table:table-cell>
          <table:table-cell table:style-name="ce4"/>
          <table:table-cell table:style-name="ce4" table:formula="of:=[.E21]*[.H22]" office:value-type="float" office:value="144" calcext:value-type="float">
            <text:p>144</text:p>
          </table:table-cell>
          <table:table-cell table:formula="of:=[.E21]*[.I22]" office:value-type="float" office:value="0" calcext:value-type="float">
            <text:p>0</text:p>
          </table:table-cell>
          <table:table-cell table:formula="of:=SUM([.H21:.I21])*[.B21]" office:value-type="float" office:value="864" calcext:value-type="float">
            <text:p>86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formula="of:=[.F12]+[.F15]+[.F21]"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metal</text:p>
          </table:table-cell>
          <table:table-cell office:value-type="float" office:value="3" calcext:value-type="float">
            <text:p>3</text:p>
          </table:table-cell>
          <table:table-cell table:formula="of:=[.E22]*[.B22]" office:value-type="float" office:value="72" calcext:value-type="float">
            <text:p>72</text:p>
          </table:table-cell>
          <table:table-cell table:style-name="ce4"/>
          <table:table-cell table:style-name="ce4" table:formula="of:=[.E22]*[.H28]" office:value-type="float" office:value="48" calcext:value-type="float">
            <text:p>48</text:p>
          </table:table-cell>
          <table:table-cell table:formula="of:=[.E22]*[.I28]" office:value-type="float" office:value="0" calcext:value-type="float">
            <text:p>0</text:p>
          </table:table-cell>
          <table:table-cell table:formula="of:=SUM([.H22:.I22])*[.B22]" office:value-type="float" office:value="1152" calcext:value-type="float">
            <text:p>1152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panel</text:p>
          </table:table-cell>
          <table:table-cell table:formula="of:=[.F4]+[.F9]+[.F13]+[.F31]"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lank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B24]*[.E24]" office:value-type="float" office:value="63" calcext:value-type="float">
            <text:p>63</text:p>
          </table:table-cell>
          <table:table-cell table:style-name="ce4"/>
          <table:table-cell table:style-name="ce4" table:formula="of:=[.E24]*[.H25]" office:value-type="float" office:value="0" calcext:value-type="float">
            <text:p>0</text:p>
          </table:table-cell>
          <table:table-cell table:formula="of:=[.E24]*[.I25]" office:value-type="float" office:value="81" calcext:value-type="float">
            <text:p>81</text:p>
          </table:table-cell>
          <table:table-cell table:formula="of:=SUM([.H24:.I24])*[.B24]" office:value-type="float" office:value="1701" calcext:value-type="float">
            <text:p>170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formula="of:=[.F24]" office:value-type="float" office:value="63" calcext:value-type="float">
            <text:p>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ood</text:p>
          </table:table-cell>
          <table:table-cell office:value-type="float" office:value="3" calcext:value-type="float">
            <text:p>3</text:p>
          </table:table-cell>
          <table:table-cell table:formula="of:=[.B25]*[.E25]" office:value-type="float" office:value="189" calcext:value-type="float">
            <text:p>189</text:p>
          </table:table-cell>
          <table:table-cell/>
          <table:table-cell table:formula="of:=[.E25]*[.H26]" office:value-type="float" office:value="0" calcext:value-type="float">
            <text:p>0</text:p>
          </table:table-cell>
          <table:table-cell table:formula="of:=[.E25]*[.I26]" office:value-type="float" office:value="27" calcext:value-type="float">
            <text:p>27</text:p>
          </table:table-cell>
          <table:table-cell table:formula="of:=SUM([.H25:.I25])*[.B25]" office:value-type="float" office:value="1701" calcext:value-type="float">
            <text:p>170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wood</text:p>
          </table:table-cell>
          <table:table-cell table:formula="of:=[.F25]" office:value-type="float" office:value="189" calcext:value-type="float">
            <text:p>189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E26]*[.B26]" office:value-type="float" office:value="567" calcext:value-type="float">
            <text:p>567</text:p>
          </table:table-cell>
          <table:table-cell table:style-name="ce4"/>
          <table:table-cell table:style-name="ce4" table:formula="of:=[.E26]*[.H27]" office:value-type="float" office:value="0" calcext:value-type="float">
            <text:p>0</text:p>
          </table:table-cell>
          <table:table-cell table:formula="of:=[.E26]*[.I27]" office:value-type="float" office:value="9" calcext:value-type="float">
            <text:p>9</text:p>
          </table:table-cell>
          <table:table-cell table:formula="of:=SUM([.H26:.I26])*[.B26]" office:value-type="float" office:value="1701" calcext:value-type="float">
            <text:p>170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formula="of:=[.F26]+[.F16]" office:value-type="float" office:value="569" calcext:value-type="float">
            <text:p>569</text:p>
          </table:table-cell>
          <table:table-cell office:value-type="string" calcext:value-type="string">
            <text:p>=</text:p>
          </table:table-cell>
          <table:table-cell table:style-name="ce5" office:value-type="string" calcext:value-type="string">
            <text:p>saplin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E27]*[.B27]" office:value-type="float" office:value="1707" calcext:value-type="float">
            <text:p>1707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formula="of:=[.E27]" office:value-type="float" office:value="3" calcext:value-type="float">
            <text:p>3</text:p>
          </table:table-cell>
          <table:table-cell table:formula="of:=SUM([.H27:.I27])*[.B27]" office:value-type="float" office:value="1707" calcext:value-type="float">
            <text:p>170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metal</text:p>
          </table:table-cell>
          <table:table-cell table:formula="of:=[.F17]+[.F19]+[.F22]" office:value-type="float" office:value="98" calcext:value-type="float">
            <text:p>98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ston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E28]*[.B28]" office:value-type="float" office:value="392" calcext:value-type="float">
            <text:p>392</text:p>
          </table:table-cell>
          <table:table-cell table:style-name="ce4"/>
          <table:table-cell table:style-name="ce4" table:formula="of:=[.E28]*[.H29]" office:value-type="float" office:value="16" calcext:value-type="float">
            <text:p>16</text:p>
          </table:table-cell>
          <table:table-cell table:formula="of:=[.E28]*[.I29]" office:value-type="float" office:value="0" calcext:value-type="float">
            <text:p>0</text:p>
          </table:table-cell>
          <table:table-cell table:formula="of:=SUM([.H28:.I28])*[.B28]" office:value-type="float" office:value="1568" calcext:value-type="float">
            <text:p>1568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formula="of:=[.F28]" office:value-type="float" office:value="392" calcext:value-type="float">
            <text:p>392</text:p>
          </table:table-cell>
          <table:table-cell office:value-type="string" calcext:value-type="string">
            <text:p>=</text:p>
          </table:table-cell>
          <table:table-cell table:style-name="ce5" office:value-type="string" calcext:value-type="string">
            <text:p>dirt</text:p>
          </table:table-cell>
          <table:table-cell office:value-type="float" office:value="4" calcext:value-type="float">
            <text:p>4</text:p>
          </table:table-cell>
          <table:table-cell table:formula="of:=[.E29]*[.B29]" office:value-type="float" office:value="1568" calcext:value-type="float">
            <text:p>1568</text:p>
          </table:table-cell>
          <table:table-cell/>
          <table:table-cell table:formula="of:=[.E2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H29:.I29])*[.B29]" office:value-type="float" office:value="1568" calcext:value-type="float">
            <text:p>156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sto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rame</text:p>
          </table:table-cell>
          <table:table-cell office:value-type="float" office:value="4" calcext:value-type="float">
            <text:p>4</text:p>
          </table:table-cell>
          <table:table-cell table:formula="of:=[.B31]*2 + 2" office:value-type="float" office:value="8" calcext:value-type="float">
            <text:p>8</text:p>
          </table:table-cell>
          <table:table-cell/>
          <table:table-cell table:formula="of:=([.F31]/[.B31])*[.H24]" office:value-type="float" office:value="0" calcext:value-type="float">
            <text:p>0</text:p>
          </table:table-cell>
          <table:table-cell table:formula="of:=([.F31]/[.B31])*[.I24]" office:value-type="float" office:value="216" calcext:value-type="float">
            <text:p>216</text:p>
          </table:table-cell>
          <table:table-cell table:formula="of:=SUM([.H31:.I31])*[.B31]" office:value-type="float" office:value="648" calcext:value-type="float">
            <text:p>64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formula="of:=[.F27]+[.F29]" office:value-type="float" office:value="3275" calcext:value-type="float">
            <text:p>3275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total:</text:p>
          </table:table-cell>
          <table:table-cell table:formula="of:=[.J2]+[.J31]" office:value-type="float" office:value="3275" calcext:value-type="float">
            <text:p>3275</text:p>
          </table:table-cell>
          <table:table-cell table:number-columns-repeated="2"/>
          <table:table-cell table:style-name="ce6" table:formula="of:=([.H2])/([.I2]+[.J31])" office:value-type="float" office:value="0.918570591681312" calcext:value-type="float">
            <text:p>0.9186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sapling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rat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junk x3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highlight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mouseover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~25 sprites</text:p>
          </table:table-cell>
          <table:table-cell/>
          <table:table-cell table:style-name="Default"/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parts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e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rt</text:p>
          </table:table-cell>
          <table:table-cell office:value-type="float" office:value="127" calcext:value-type="float">
            <text:p>127</text:p>
          </table:table-cell>
          <table:table-cell table:style-name="ce3" table:formula="of:=[.B50]/[.B$64]" office:value-type="percentage" office:value="0.340482573726542" calcext:value-type="percentage">
            <text:p>34.05%</text:p>
          </table:table-cell>
          <table:table-cell office:value-type="float" office:value="1" calcext:value-type="float">
            <text:p>1</text:p>
          </table:table-cell>
          <table:table-cell table:formula="of:=[.D50]*[.C50]" office:value-type="float" office:value="0.340482573726542" calcext:value-type="float">
            <text:p>0.3404825737265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30" calcext:value-type="float">
            <text:p>30</text:p>
          </table:table-cell>
          <table:table-cell table:style-name="ce3" table:formula="of:=[.B51]/[.B$64]" office:value-type="percentage" office:value="0.0804289544235925" calcext:value-type="percentage">
            <text:p>8.04%</text:p>
          </table:table-cell>
          <table:table-cell office:value-type="float" office:value="4" calcext:value-type="float">
            <text:p>4</text:p>
          </table:table-cell>
          <table:table-cell table:formula="of:=[.D51]*[.C51]" office:value-type="float" office:value="0.32171581769437" calcext:value-type="float">
            <text:p>0.321715817694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7" calcext:value-type="float">
            <text:p>7</text:p>
          </table:table-cell>
          <table:table-cell table:style-name="ce3" table:formula="of:=[.B52]/[.B$64]" office:value-type="percentage" office:value="0.0187667560321716" calcext:value-type="percentage">
            <text:p>1.88%</text:p>
          </table:table-cell>
          <table:table-cell office:value-type="float" office:value="16" calcext:value-type="float">
            <text:p>16</text:p>
          </table:table-cell>
          <table:table-cell table:formula="of:=[.D52]*[.C52]" office:value-type="float" office:value="0.300268096514746" calcext:value-type="float">
            <text:p>0.300268096514746</text:p>
          </table:table-cell>
          <table:table-cell table:number-columns-repeated="19"/>
        </table:table-row>
        <table:table-row table:style-name="ro1">
          <table:table-cell/>
          <table:table-cell table:formula="of:=[.B50]+[.B51]+[.B52]" office:value-type="float" office:value="164" calcext:value-type="float">
            <text:p>164</text:p>
          </table:table-cell>
          <table:table-cell table:style-name="ce3" table:formula="of:=SUM([.C50:.C52])" office:value-type="percentage" office:value="0.439678284182306" calcext:value-type="percentage">
            <text:p>43.97%</text:p>
          </table:table-cell>
          <table:table-cell/>
          <table:table-cell table:formula="of:=[.E50]+[.E51]+[.E52]" office:value-type="float" office:value="0.962466487935658" calcext:value-type="float">
            <text:p>0.962466487935658</text:p>
          </table:table-cell>
          <table:table-cell/>
          <table:table-cell table:formula="of:=[.H2]/[.E53]" office:value-type="float" office:value="1629.14763231198" calcext:value-type="float">
            <text:p>1629.1476323119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21"/>
        </table:table-row>
        <table:table-row table:style-name="ro1">
          <table:table-cell office:value-type="string" calcext:value-type="string">
            <text:p>seed</text:p>
          </table:table-cell>
          <table:table-cell office:value-type="float" office:value="96" calcext:value-type="float">
            <text:p>96</text:p>
          </table:table-cell>
          <table:table-cell table:style-name="ce3" table:formula="of:=[.B55]/[.B$64]" office:value-type="percentage" office:value="0.257372654155496" calcext:value-type="percentage">
            <text:p>25.74%</text:p>
          </table:table-cell>
          <table:table-cell office:value-type="float" office:value="1" calcext:value-type="float">
            <text:p>1</text:p>
          </table:table-cell>
          <table:table-cell table:formula="of:=[.D55]*[.C55]" office:value-type="float" office:value="0.257372654155496" calcext:value-type="float">
            <text:p>0.2573726541554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ick</text:p>
          </table:table-cell>
          <table:table-cell office:value-type="float" office:value="28" calcext:value-type="float">
            <text:p>28</text:p>
          </table:table-cell>
          <table:table-cell table:style-name="ce3" table:formula="of:=[.B56]/[.B$64]" office:value-type="percentage" office:value="0.0750670241286863" calcext:value-type="percentage">
            <text:p>7.51%</text:p>
          </table:table-cell>
          <table:table-cell office:value-type="float" office:value="3" calcext:value-type="float">
            <text:p>3</text:p>
          </table:table-cell>
          <table:table-cell table:formula="of:=[.D56]*[.C56]" office:value-type="float" office:value="0.225201072386059" calcext:value-type="float">
            <text:p>0.225201072386059</text:p>
          </table:table-cell>
          <table:table-cell table:number-columns-repeated="4"/>
          <table:table-cell table:formula="of:=[.B53]*[.E53]/([.B60]*[.E60])" office:value-type="float" office:value="0.922806852557172" calcext:value-type="float">
            <text:p>0.9228068525571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0" calcext:value-type="float">
            <text:p>10</text:p>
          </table:table-cell>
          <table:table-cell table:style-name="ce3" table:formula="of:=[.B57]/[.B$64]" office:value-type="percentage" office:value="0.0268096514745308" calcext:value-type="percentage">
            <text:p>2.68%</text:p>
          </table:table-cell>
          <table:table-cell office:value-type="float" office:value="9" calcext:value-type="float">
            <text:p>9</text:p>
          </table:table-cell>
          <table:table-cell table:formula="of:=[.D57]*[.C57]" office:value-type="float" office:value="0.241286863270777" calcext:value-type="float">
            <text:p>0.24128686327077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nk</text:p>
          </table:table-cell>
          <table:table-cell office:value-type="float" office:value="4" calcext:value-type="float">
            <text:p>4</text:p>
          </table:table-cell>
          <table:table-cell table:style-name="ce3" table:formula="of:=[.B58]/[.B$64]" office:value-type="percentage" office:value="0.0107238605898123" calcext:value-type="percentage">
            <text:p>1.07%</text:p>
          </table:table-cell>
          <table:table-cell office:value-type="float" office:value="27" calcext:value-type="float">
            <text:p>27</text:p>
          </table:table-cell>
          <table:table-cell table:formula="of:=[.D58]*[.C58]" office:value-type="float" office:value="0.289544235924932" calcext:value-type="float">
            <text:p>0.2895442359249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nel</text:p>
          </table:table-cell>
          <table:table-cell office:value-type="float" office:value="1" calcext:value-type="float">
            <text:p>1</text:p>
          </table:table-cell>
          <table:table-cell table:style-name="ce3" table:formula="of:=[.B59]/[.B$64]" office:value-type="percentage" office:value="0.00268096514745308" calcext:value-type="percentage">
            <text:p>0.27%</text:p>
          </table:table-cell>
          <table:table-cell office:value-type="float" office:value="81" calcext:value-type="float">
            <text:p>81</text:p>
          </table:table-cell>
          <table:table-cell table:formula="of:=[.D59]*[.C59]" office:value-type="float" office:value="0.217158176943699" calcext:value-type="float">
            <text:p>0.217158176943699</text:p>
          </table:table-cell>
          <table:table-cell table:number-columns-repeated="19"/>
        </table:table-row>
        <table:table-row table:style-name="ro1">
          <table:table-cell/>
          <table:table-cell table:formula="of:=[.B55]+[.B56]+[.B57]+[.B58]+[.B59]" office:value-type="float" office:value="139" calcext:value-type="float">
            <text:p>139</text:p>
          </table:table-cell>
          <table:table-cell table:style-name="ce3" table:formula="of:=SUM([.C55:.C59])" office:value-type="percentage" office:value="0.372654155495979" calcext:value-type="percentage">
            <text:p>37.27%</text:p>
          </table:table-cell>
          <table:table-cell/>
          <table:table-cell table:formula="of:=SUM([.E55:.E59])" office:value-type="float" office:value="1.23056300268096" calcext:value-type="float">
            <text:p>1.23056300268096</text:p>
          </table:table-cell>
          <table:table-cell/>
          <table:table-cell table:formula="of:=([.I2]+[.J31])/[.E60]" office:value-type="float" office:value="1387.16993464052" calcext:value-type="float">
            <text:p>1387.1699346405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office:value-type="string" calcext:value-type="string">
            <text:p>~hours to bea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ol</text:p>
          </table:table-cell>
          <table:table-cell office:value-type="float" office:value="19" calcext:value-type="float">
            <text:p>19</text:p>
          </table:table-cell>
          <table:table-cell table:style-name="ce3" table:formula="of:=[.B62]/[.B$64]" office:value-type="percentage" office:value="0.0509383378016086" calcext:value-type="percentage">
            <text:p>5.09%</text:p>
          </table:table-cell>
          <table:table-cell/>
          <table:table-cell table:formula="of:=[.C62]*[.G62]" office:value-type="float" office:value="153.646203142353" calcext:value-type="float">
            <text:p>153.646203142353</text:p>
          </table:table-cell>
          <table:table-cell/>
          <table:table-cell table:formula="of:=[.G53]+[.G60]" office:value-type="float" office:value="3016.3175669525" calcext:value-type="float">
            <text:p>3016.3175669525</text:p>
          </table:table-cell>
          <table:table-cell/>
          <table:table-cell table:formula="of:=[.G62]*3/60/60" office:value-type="float" office:value="2.51359797246042" calcext:value-type="float">
            <text:p>2.5135979724604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unk</text:p>
          </table:table-cell>
          <table:table-cell office:value-type="float" office:value="51" calcext:value-type="float">
            <text:p>51</text:p>
          </table:table-cell>
          <table:table-cell table:style-name="ce3" table:formula="of:=[.B63]/[.B$64]" office:value-type="percentage" office:value="0.136729222520107" calcext:value-type="percentage">
            <text:p>13.67%</text:p>
          </table:table-cell>
          <table:table-cell/>
          <table:table-cell table:formula="of:=[.C63]/3*[.G62]" office:value-type="float" office:value="137.472918601052" calcext:value-type="float">
            <text:p>137.472918601052</text:p>
          </table:table-cell>
          <table:table-cell table:number-columns-repeated="19"/>
        </table:table-row>
        <table:table-row table:style-name="ro1">
          <table:table-cell/>
          <table:table-cell table:formula="of:=[.B63]+[.B62]+[.B60]+[.B53]" office:value-type="float" office:value="373" calcext:value-type="float">
            <text:p>373</text:p>
          </table:table-cell>
          <table:table-cell table:style-name="ce3" table:formula="of:=[.C53]+[.C60]+[.C62]+[.C63]" office:value-type="percentage" office:value="1" calcext:value-type="percentage">
            <text:p>100.00%</text:p>
          </table:table-cell>
          <table:table-cell table:number-columns-repeated="21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Valu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H17]*[.I17]*49/SUM([.I$17:.$I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a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18]*[.I18]*49/SUM([.I$17:.$I2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Ju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19]*[.I19]*49/SUM([.I$17:.$I2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H20]*[.I20]*49/SUM([.I$17:.$I30])" office:value-type="float" office:value="1.225" calcext:value-type="float">
            <text:p>1.2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r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H21]*[.I21]*49/SUM([.I$17:.$I31])" office:value-type="float" office:value="1.225" calcext:value-type="float">
            <text:p>1.2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ick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22]*[.I22]*49/SUM([.I$17:.$I32])" office:value-type="float" office:value="2.205" calcext:value-type="float">
            <text:p>2.2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23]*[.I23]*49/SUM([.I$17:.$I33])" office:value-type="float" office:value="2.94" calcext:value-type="float">
            <text:p>2.9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H24]*[.I24]*49/SUM([.I$17:.$I34])" office:value-type="float" office:value="2.205" calcext:value-type="float">
            <text:p>2.2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H25]*[.I25]*49/SUM([.I$17:.$I35])" office:value-type="float" office:value="3.92" calcext:value-type="float">
            <text:p>3.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nk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26]*[.I26]*49/SUM([.I$17:.$I3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in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H27]*[.I27]*49/SUM([.I$17:.$I37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I17:.I27])" office:value-type="float" office:value="100" calcext:value-type="float">
            <text:p>100</text:p>
          </table:table-cell>
          <table:table-cell table:formula="of:=SUM([.J17:.J27])" office:value-type="float" office:value="13.72" calcext:value-type="float">
            <text:p>13.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00-00-00</text:date>, <text:time style:data-style-name="N2" text:time-value="16:08:34.1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3:24:21.613000000</meta:creation-date>
    <dc:date>2020-03-23T16:24:15.606000000</dc:date>
    <meta:editing-duration>PT7H7M25S</meta:editing-duration>
    <meta:editing-cycles>13</meta:editing-cycles>
    <meta:generator>LibreOffice/5.4.1.2$Windows_X86_64 LibreOffice_project/ea7cb86e6eeb2bf3a5af73a8f7777ac570321527</meta:generator>
    <meta:document-statistic meta:table-count="2" meta:cell-count="396" meta:object-count="0"/>
  </office:meta>
</office:document-meta>
</file>